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Yu Gothic" svg:font-family="'Yu Gothi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Grad</text:p>
          </table:table-cell>
          <table:table-cell office:value-type="string" calcext:value-type="string">
            <text:p>Bogenmin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Summe – Offset</text:p>
          </table:table-cell>
          <table:table-cell/>
          <table:table-cell office:value-type="string" calcext:value-type="string">
            <text:p>Wellenläng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ün</text:p>
          </table:table-cell>
          <table:table-cell table:formula="of:= [.A2] + [.B2] / 60 - 9/60" office:value-type="float" office:value="49" calcext:value-type="float">
            <text:p>49</text:p>
          </table:table-cell>
          <table:table-cell/>
          <table:table-cell office:value-type="float" office:value="508.58" calcext:value-type="float">
            <text:p>508.58</text:p>
          </table:table-cell>
        </table:table-row>
        <table:table-row table:style-name="ro1">
          <table:table-cell office:value-type="float" office:value="47.5" calcext:value-type="float">
            <text:p>47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ot</text:p>
          </table:table-cell>
          <table:table-cell table:formula="of:= [.A3] + [.B3] / 60 - 9/60" office:value-type="float" office:value="47.7333333333333" calcext:value-type="float">
            <text:p>47.7333333333333</text:p>
          </table:table-cell>
          <table:table-cell/>
          <table:table-cell office:value-type="float" office:value="643.35" calcext:value-type="float">
            <text:p>643.3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range1</text:p>
          </table:table-cell>
          <table:table-cell table:formula="of:= [.A4] + [.B4] / 60 - 9/60" office:value-type="float" office:value="48.2166666666667" calcext:value-type="float">
            <text:p>48.2166666666667</text:p>
          </table:table-cell>
          <table:table-cell/>
          <table:table-cell office:value-type="float" office:value="579.06" calcext:value-type="float">
            <text:p>579.0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range2</text:p>
          </table:table-cell>
          <table:table-cell table:formula="of:= [.A5] + [.B5] / 60 - 9/60" office:value-type="float" office:value="48.3" calcext:value-type="float">
            <text:p>48.3</text:p>
          </table:table-cell>
          <table:table-cell/>
          <table:table-cell office:value-type="float" office:value="576.96" calcext:value-type="float">
            <text:p>576.96</text:p>
          </table:table-cell>
        </table:table-row>
        <table:table-row table:style-name="ro1">
          <table:table-cell office:value-type="float" office:value="48.5" calcext:value-type="float">
            <text:p>48.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elb</text:p>
          </table:table-cell>
          <table:table-cell table:formula="of:= [.A6] + [.B6] / 60 - 9/60" office:value-type="float" office:value="48.55" calcext:value-type="float">
            <text:p>48.55</text:p>
          </table:table-cell>
          <table:table-cell/>
          <table:table-cell office:value-type="float" office:value="546.08" calcext:value-type="float">
            <text:p>546.08</text:p>
          </table:table-cell>
        </table:table-row>
        <table:table-row table:style-name="ro1">
          <table:table-cell office:value-type="float" office:value="49.5" calcext:value-type="float">
            <text:p>49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llblau</text:p>
          </table:table-cell>
          <table:table-cell table:formula="of:= [.A7] + [.B7] / 60 - 9/60" office:value-type="float" office:value="49.4333333333333" calcext:value-type="float">
            <text:p>49.4333333333333</text:p>
          </table:table-cell>
          <table:table-cell/>
          <table:table-cell office:value-type="float" office:value="479.99" calcext:value-type="float">
            <text:p>479.99</text:p>
          </table:table-cell>
        </table:table-row>
        <table:table-row table:style-name="ro1">
          <table:table-cell office:value-type="float" office:value="49.5" calcext:value-type="float">
            <text:p>49.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unkelblau</text:p>
          </table:table-cell>
          <table:table-cell table:formula="of:= [.A8] + [.B8] / 60 - 9/60" office:value-type="float" office:value="49.65" calcext:value-type="float">
            <text:p>49.65</text:p>
          </table:table-cell>
          <table:table-cell/>
          <table:table-cell office:value-type="float" office:value="467.81" calcext:value-type="float">
            <text:p>467.81</text:p>
          </table:table-cell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ulila</text:p>
          </table:table-cell>
          <table:table-cell table:formula="of:= [.A9] + [.B9] / 60 - 9/60" office:value-type="float" office:value="50.4" calcext:value-type="float">
            <text:p>50.4</text:p>
          </table:table-cell>
          <table:table-cell/>
          <table:table-cell office:value-type="float" office:value="435.83" calcext:value-type="float">
            <text:p>435.8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ila1</text:p>
          </table:table-cell>
          <table:table-cell table:formula="of:= [.A10] + [.B10] / 60 - 9/60" office:value-type="float" office:value="51.2166666666667" calcext:value-type="float">
            <text:p>51.2166666666667</text:p>
          </table:table-cell>
          <table:table-cell/>
          <table:table-cell office:value-type="float" office:value="404.66" calcext:value-type="float">
            <text:p>404.6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ila2</text:p>
          </table:table-cell>
          <table:table-cell table:formula="of:= [.A11] + [.B11] / 60 - 9/60" office:value-type="float" office:value="51.15" calcext:value-type="float">
            <text:p>51.15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Lampe 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d</text:p>
          </table:table-cell>
          <table:table-cell office:value-type="string" calcext:value-type="string">
            <text:p>Bogenmin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Summe – Offset</text:p>
          </table:table-cell>
          <table:table-cell table:number-columns-repeated="2"/>
        </table:table-row>
        <table:table-row table:style-name="ro1">
          <table:table-cell office:value-type="float" office:value="47.5" calcext:value-type="float">
            <text:p>47.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t</text:p>
          </table:table-cell>
          <table:table-cell table:formula="of:= [.A16] + [.B16] / 60 - 9/60" office:value-type="float" office:value="47.6" calcext:value-type="float">
            <text:p>47.6</text:p>
          </table:table-cell>
          <table:table-cell table:number-columns-repeated="2"/>
        </table:table-row>
        <table:table-row table:style-name="ro1">
          <table:table-cell office:value-type="float" office:value="47.5" calcext:value-type="float">
            <text:p>47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t</text:p>
          </table:table-cell>
          <table:table-cell table:formula="of:= [.A17] + [.B17] / 60 - 9/60" office:value-type="float" office:value="47.4" calcext:value-type="float">
            <text:p>47.4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elb</text:p>
          </table:table-cell>
          <table:table-cell table:formula="of:= [.A18] + [.B18] / 60 - 9/60" office:value-type="float" office:value="48.1666666666667" calcext:value-type="float">
            <text:p>48.1666666666667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ün</text:p>
          </table:table-cell>
          <table:table-cell table:formula="of:= [.A19] + [.B19] / 60 - 9/60" office:value-type="float" office:value="49.1" calcext:value-type="float">
            <text:p>49.1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ün</text:p>
          </table:table-cell>
          <table:table-cell table:formula="of:= [.A20] + [.B20] / 60 - 9/60" office:value-type="float" office:value="49.05" calcext:value-type="float">
            <text:p>49.05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yan</text:p>
          </table:table-cell>
          <table:table-cell table:formula="of:= [.A21] + [.B21] / 60 - 9/60" office:value-type="float" office:value="49.2333333333333" calcext:value-type="float">
            <text:p>49.2333333333333</text:p>
          </table:table-cell>
          <table:table-cell table:number-columns-repeated="2"/>
        </table:table-row>
        <table:table-row table:style-name="ro1">
          <table:table-cell office:value-type="float" office:value="49.5" calcext:value-type="float">
            <text:p>49.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lau</text:p>
          </table:table-cell>
          <table:table-cell table:formula="of:= [.A22] + [.B22] / 60 - 9/60" office:value-type="float" office:value="49.6" calcext:value-type="float">
            <text:p>49.6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lau</text:p>
          </table:table-cell>
          <table:table-cell table:formula="of:= [.A23] + [.B23] / 60 - 9/60" office:value-type="float" office:value="50.0833333333333" calcext:value-type="float">
            <text:p>50.083333333333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lau</text:p>
          </table:table-cell>
          <table:table-cell table:formula="of:= [.A24] + [.B24] / 60 - 9/60" office:value-type="float" office:value="50.2666666666667" calcext:value-type="float">
            <text:p>50.266666666666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Yu Gothic" svg:font-family="'Yu Gothi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Yu Gothic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9">0000/00/00</text:date>, <text:time style:data-style-name="N2" text:time-value="00:01:40.97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8T14:47:05.047000000</meta:creation-date>
    <dc:date>2025-03-19T00:12:35.257000000</dc:date>
    <meta:editing-duration>PT4H38M9S</meta:editing-duration>
    <meta:editing-cycles>5</meta:editing-cycles>
    <meta:generator>LibreOffice/7.5.8.2$Windows_X86_64 LibreOffice_project/f718d63693263970429a68f568db6046aaa9df01</meta:generator>
    <meta:document-statistic meta:table-count="1" meta:cell-count="95" meta:object-count="0"/>
  </office:meta>
</office:document-meta>
</file>